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venir LT Std" svg:font-family="'Avenir LT Std'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ndidate" style:family="table">
      <style:table-properties style:width="17cm" fo:margin-top="1cm" fo:margin-bottom="2cm" table:align="margins"/>
    </style:style>
    <style:style style:name="candidate.A" style:family="table-column">
      <style:table-column-properties style:column-width="5.001cm" style:rel-column-width="19276*"/>
    </style:style>
    <style:style style:name="candidate.C" style:family="table-column">
      <style:table-column-properties style:column-width="2.649cm" style:rel-column-width="10213*"/>
    </style:style>
    <style:style style:name="candidate.D" style:family="table-column">
      <style:table-column-properties style:column-width="1.7cm" style:rel-column-width="6554*"/>
    </style:style>
    <style:style style:name="candidate.E" style:family="table-column">
      <style:table-column-properties style:column-width="2.649cm" style:rel-column-width="10216*"/>
    </style:style>
    <style:style style:name="candidat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andidate.B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andidate.E1" style:family="table-cell">
      <style:table-cell-properties fo:padding="0.097cm" fo:border="0.002cm solid #000000"/>
    </style:style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Text_20_body">
      <style:text-properties fo:font-style="normal" officeooo:rsid="000b9e6f" officeooo:paragraph-rsid="000b9e6f" style:font-style-asian="normal" style:font-style-complex="normal"/>
    </style:style>
    <style:style style:name="P3" style:family="paragraph" style:parent-style-name="Heading_20_1">
      <style:text-properties fo:font-style="normal" style:font-style-asian="normal" style:font-style-complex="normal"/>
    </style:style>
    <style:style style:name="P4" style:family="paragraph" style:parent-style-name="Heading_20_2">
      <style:text-properties fo:font-style="normal" style:font-style-asian="normal" style:font-style-complex="normal"/>
    </style:style>
    <style:style style:name="P5" style:family="paragraph">
      <style:paragraph-properties fo:text-align="start"/>
      <style:text-properties style:text-line-through-style="none" style:font-name="Arial1" fo:font-size="10pt" fo:font-style="normal" style:text-underline-style="none"/>
    </style:style>
    <style:style style:name="P6" style:family="paragraph">
      <style:paragraph-properties fo:text-align="center"/>
      <style:text-properties style:text-line-through-style="none" style:font-name="Arial1" fo:font-size="16pt" fo:font-style="normal" style:text-underline-style="none"/>
    </style:style>
    <style:style style:name="P7" style:family="paragraph">
      <style:paragraph-properties fo:text-align="center"/>
      <style:text-properties style:text-line-through-style="none" style:font-name="Arial1" fo:font-size="14pt" fo:font-style="normal" style:text-underline-style="none"/>
    </style:style>
    <style:style style:name="P8" style:family="paragraph">
      <style:paragraph-properties fo:text-align="center"/>
      <style:text-properties style:text-line-through-style="none" style:font-name="Arial1" fo:font-size="11pt" fo:font-style="normal" style:text-underline-style="none" fo:font-weight="bold"/>
    </style:style>
    <style:style style:name="T1" style:family="text">
      <style:text-properties officeooo:rsid="000b9e6f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wsd_nam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sheet_number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sheet_type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_born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_firstnam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_nam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_country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date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ontrol text:anchor-type="as-char" draw:z-index="0" draw:style-name="gr1" draw:text-style-name="P5" svg:width="17.001cm" svg:height="0.701cm" draw:control="control1"/></text:p>
      <text:h text:style-name="P3" text:outline-level="1"><draw:control text:anchor-type="as-char" draw:z-index="1" draw:style-name="gr1" draw:text-style-name="P6" svg:width="15.001cm" svg:height="1.001cm" draw:control="control2"/></text:h>
      <text:h text:style-name="P4" text:outline-level="2"><draw:control text:anchor-type="as-char" draw:z-index="2" draw:style-name="gr1" draw:text-style-name="P7" svg:width="15.001cm" svg:height="1.001cm" draw:control="control3"/></text:h>
      <table:table table:name="candidate" table:style-name="candidate">
        <table:table-column table:style-name="candidate.A" table:number-columns-repeated="2"/>
        <table:table-column table:style-name="candidate.C"/>
        <table:table-column table:style-name="candidate.D"/>
        <table:table-column table:style-name="candidate.E"/>
        <table:table-row>
          <table:table-cell table:style-name="candidate.A1" office:value-type="string">
            <text:p text:style-name="Standard"><draw:control text:anchor-type="as-char" draw:z-index="5" draw:style-name="gr1" draw:text-style-name="P8" svg:width="4.806cm" svg:height="0.701cm" draw:control="control6"/></text:p>
          </table:table-cell>
          <table:table-cell table:style-name="candidate.B1" office:value-type="string">
            <text:p text:style-name="Standard"><draw:control text:anchor-type="as-char" draw:z-index="4" draw:style-name="gr1" draw:text-style-name="P8" svg:width="4.806cm" svg:height="0.701cm" draw:control="control5"/></text:p>
          </table:table-cell>
          <table:table-cell table:style-name="candidate.A1" office:value-type="string">
            <text:p text:style-name="Table_20_Contents"><draw:control text:anchor-type="as-char" draw:z-index="3" draw:style-name="gr1" draw:text-style-name="P8" svg:width="2.454cm" svg:height="0.701cm" draw:control="control4"/></text:p>
          </table:table-cell>
          <table:table-cell table:style-name="candidate.A1" office:value-type="string">
            <text:p text:style-name="Standard"><draw:control text:anchor-type="as-char" draw:z-index="6" draw:style-name="gr1" draw:text-style-name="P8" svg:width="1.505cm" svg:height="0.701cm" draw:control="control7"/></text:p>
          </table:table-cell>
          <table:table-cell table:style-name="candidate.E1" office:value-type="string">
            <text:p text:style-name="Standard"><draw:control text:anchor-type="as-char" draw:z-index="7" draw:style-name="gr1" draw:text-style-name="P8" svg:width="2.454cm" svg:height="0.701cm" draw:control="control8"/></text:p>
          </table:table-cell>
        </table:table-row>
      </table:table>
      <text:h text:style-name="Heading_20_3" text:outline-level="3">Anmerkung für den Prüf<text:span text:style-name="T1">ungskandidaten</text:span>: </text:h>
      <text:p text:style-name="P2">Auf den folgenden Seiten werden im Anschluss an die Situationsbeschreibung 15 Fragen aufgeführt.</text:p>
      <text:p text:style-name="P2">Die Antworten sind auf dem Prüfungsfragebogen direkt unterhalb der jeweiligen Frage zu beantworten.</text:p>
      <text:p text:style-name="P2">Zeit: 90 Minute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venir LT Std" svg:font-family="'Avenir LT Std'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 style:font-size-asian="10.5pt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.42cm" fo:margin-bottom="0.21cm" fo:text-align="center" style:justify-single-word="false"/>
      <style:text-properties style:font-name="Arial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801cm" fo:margin-bottom="0.51cm" fo:text-align="center" style:justify-single-word="false" style:page-number="auto"/>
      <style:text-properties style:font-name="Arial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2cm" fo:margin-bottom="0.51cm"/>
      <style:text-properties style:font-name="Arial" fo:font-size="14pt" fo:font-weight="bold" style:font-size-asian="14pt" style:font-weight-asian="bold" style:font-size-complex="14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Meyer</meta:initial-creator>
    <meta:creation-date>2010-11-10T16:55:50</meta:creation-date>
    <meta:generator>OpenOffice.org/3.2$Linux OpenOffice.org_project/320m19$Build-9505</meta:generator>
    <dc:date>2011-10-09T12:19:39</dc:date>
    <dc:creator>Stefan Meyer</dc:creator>
    <meta:editing-duration>PT15H38M37S</meta:editing-duration>
    <meta:editing-cycles>74</meta:editing-cycles>
    <meta:document-statistic meta:table-count="1" meta:image-count="0" meta:object-count="0" meta:page-count="1" meta:paragraph-count="12" meta:word-count="33" meta:character-count="257"/>
  </office:meta>
</office:document-meta>
</file>